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0212" officeooo:paragraph-rsid="00000212"/>
    </style:style>
    <style:style style:name="P2" style:family="paragraph" style:parent-style-name="Standard">
      <style:text-properties officeooo:rsid="0001e937" officeooo:paragraph-rsid="0001e937"/>
    </style:style>
    <style:style style:name="P3" style:family="paragraph" style:parent-style-name="Standard">
      <style:text-properties officeooo:rsid="00000212" officeooo:paragraph-rsid="00000212"/>
    </style:style>
    <style:style style:name="P4" style:family="paragraph" style:parent-style-name="Standard">
      <style:text-properties officeooo:rsid="00000212" officeooo:paragraph-rsid="0001e937"/>
    </style:style>
    <style:style style:name="P5" style:family="paragraph" style:parent-style-name="Standard">
      <style:text-properties officeooo:rsid="00062853" officeooo:paragraph-rsid="00062853"/>
    </style:style>
    <style:style style:name="P6" style:family="paragraph" style:parent-style-name="Standard">
      <style:text-properties officeooo:rsid="0001e937" officeooo:paragraph-rsid="0001e937"/>
    </style:style>
    <style:style style:name="T1" style:family="text">
      <style:text-properties officeooo:rsid="000553fd"/>
    </style:style>
    <style:style style:name="T2" style:family="text">
      <style:text-properties officeooo:rsid="00062853"/>
    </style:style>
    <style:style style:name="T3" style:family="text">
      <style:text-properties officeooo:rsid="0008c6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tch :</text:p>
      <text:p text:style-name="P1"/>
      <text:p text:style-name="P1">Les clients s’impatientent, <text:span text:style-name="T3">depuis quelques temps les bonbons ont pris vie, refusent d’être servis et sont en rébellion <text:s/>ouverte contre le confiseur</text:span></text:p>
      <text:p text:style-name="P1"/>
      <text:p text:style-name="P1">Gameplay :</text:p>
      <text:p text:style-name="P1">Attraper des confiseries rapporte de <text:span text:style-name="T2">une ressource selon le type</text:span></text:p>
      <text:p text:style-name="P5">Il faut répondre à la demande des clients, en apportant les confiseries demandées. Les clients payent.</text:p>
      <text:p text:style-name="P5"/>
      <text:p text:style-name="P5">Des demandes de plus en plus complexes/difficiles</text:p>
      <text:p text:style-name="P1"/>
      <text:p text:style-name="P1"/>
      <text:p text:style-name="P2">Trois biomes :</text:p>
      <text:p text:style-name="P2">Chocolat → ennemis marron</text:p>
      <text:p text:style-name="P2">Caramels → ennemis orange</text:p>
      <text:p text:style-name="P2"><text:span text:style-name="T1">Lollipops</text:span> → ennemis blancs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2T09:46:14.088000000</dc:date>
    <meta:editing-duration>PT1H50M10S</meta:editing-duration>
    <meta:editing-cycles>9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0" meta:word-count="74" meta:character-count="470" meta:non-whitespace-character-count="405"/>
  </office:meta>
</office:document-meta>
</file>